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mo" svg:font-family="Arimo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</style:style>
    <style:style style:name="P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officeooo:paragraph-rsid="00693ea5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2e13e" officeooo:paragraph-rsid="0040e284" style:text-blinking="false" fo:background-color="transparent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paragraph-rsid="003f70a1" style:text-blinking="false" fo:background-color="transparent" style:font-size-asian="10pt" style:font-size-complex="10pt"/>
    </style:style>
    <style:style style:name="P6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paragraph-rsid="00542393" style:text-blinking="false" fo:background-color="transparent" style:font-size-asian="10pt" style:font-size-complex="10pt"/>
    </style:style>
    <style:style style:name="P7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a5c95" officeooo:paragraph-rsid="00542393" style:text-blinking="false" fo:background-color="transparent" style:font-size-asian="10pt" style:font-size-complex="10pt"/>
    </style:style>
    <style:style style:name="P8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a5c95" officeooo:paragraph-rsid="005a5c95" style:text-blinking="false" fo:background-color="transparent" style:font-size-asian="10pt" style:font-size-complex="10pt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154724" officeooo:paragraph-rsid="00154724" style:text-blinking="false" fo:background-color="transparent" style:font-size-asian="10pt" style:font-weight-asian="bold" style:font-size-complex="10pt" style:font-weight-complex="bold"/>
    </style:style>
    <style:style style:name="P10" style:family="paragraph" style:parent-style-name="Text_20_body" style:master-page-name="">
      <loext:graphic-properties draw:fill="none" draw:fill-color="#ffffff"/>
      <style:paragraph-properties fo:margin-left="0.1866in" fo:margin-right="0in" fo:margin-top="0in" fo:margin-bottom="0in" style:contextual-spacing="false" fo:line-height="138%" fo:text-align="start" style:justify-single-word="false" fo:text-indent="0in" style:auto-text-indent="false" style:page-number="auto" fo:background-color="transparent" fo:padding="0in" fo:border="none" style:writing-mode="lr-tb">
        <style:tab-stops>
          <style:tab-stop style:position="0.1898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c955b" officeooo:paragraph-rsid="005c955b" style:text-blinking="false" fo:background-color="transparent" style:font-size-asian="8.75pt" style:font-weight-asian="normal" style:font-size-complex="10pt" style:font-weight-complex="normal"/>
    </style:style>
    <style:style style:name="P11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c955b" officeooo:paragraph-rsid="005c955b" style:text-blinking="false" fo:background-color="transparent" style:font-size-asian="8.75pt" style:font-weight-asian="normal" style:font-size-complex="10pt" style:font-weight-complex="normal"/>
    </style:style>
    <style:style style:name="P12" style:family="paragraph" style:parent-style-name="Text_20_body" style:master-page-name="">
      <loext:graphic-properties draw:fill="none" draw:fill-color="#ffffff"/>
      <style:paragraph-properties fo:margin-left="0.1866in" fo:margin-right="0in" fo:margin-top="0in" fo:margin-bottom="0in" style:contextual-spacing="false" fo:line-height="138%" fo:text-align="start" style:justify-single-word="false" fo:text-indent="0in" style:auto-text-indent="false" style:page-numb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c955b" officeooo:paragraph-rsid="005c955b" style:text-blinking="false" fo:background-color="transparent" style:font-size-asian="8.75pt" style:font-weight-asian="normal" style:font-size-complex="10pt" style:font-weight-complex="normal"/>
    </style:style>
    <style:style style:name="P13" style:family="paragraph" style:parent-style-name="Text_20_body">
      <loext:graphic-properties draw:fill="none" draw:fill-color="#ffffff"/>
      <style:paragraph-properties fo:margin-left="0.1866in" fo:margin-right="0in" fo:margin-top="0in" fo:margin-bottom="0in" style:contextual-spacing="false" fo:line-height="138%" fo:text-align="start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c955b" officeooo:paragraph-rsid="005c955b" style:text-blinking="false" fo:background-color="transparent" style:font-size-asian="8.75pt" style:font-weight-asian="normal" style:font-size-complex="10pt" style:font-weight-complex="normal"/>
    </style:style>
    <style:style style:name="P14" style:family="paragraph" style:parent-style-name="Text_20_body" style:master-page-name="">
      <loext:graphic-properties draw:fill="none" draw:fill-color="#ffffff"/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page-number="auto" fo:background-color="transparent" fo:padding="0in" fo:border="none" style:writing-mode="lr-tb">
        <style:tab-stops>
          <style:tab-stop style:position="0.0571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c955b" officeooo:paragraph-rsid="005c955b" style:text-blinking="false" fo:background-color="transparent" style:font-size-asian="8.75pt" style:font-weight-asian="normal" style:font-size-complex="10pt" style:font-weight-complex="normal"/>
    </style:style>
    <style:style style:name="P15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bold" officeooo:rsid="005dc03b" officeooo:paragraph-rsid="005dc03b" style:text-blinking="false" fo:background-color="transparent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mo" fo:font-size="10pt" style:text-underline-style="none" style:text-blinking="false" fo:background-color="transparent" style:font-size-asian="10pt" style:font-size-complex="10pt"/>
    </style:style>
    <style:style style:name="P17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2pt" fo:font-style="normal" style:text-underline-style="none" fo:font-weight="bold" officeooo:rsid="005dc03b" officeooo:paragraph-rsid="005dc03b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542393" style:text-blinking="false" fo:background-color="transparen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188038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fo:font-variant="normal" fo:text-transform="none" fo:color="#232629" loext:opacity="100%" style:font-name="Arimo" fo:font-size="10pt" fo:language="en" fo:country="US" fo:font-style="normal" fo:font-weight="normal" officeooo:paragraph-rsid="007c461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mo" fo:font-size="15pt" fo:font-weight="bold" officeooo:rsid="00154724" officeooo:paragraph-rsid="00154724" style:font-size-asian="15pt" style:font-weight-asian="bold" style:font-size-complex="15pt" style:font-weight-complex="bold"/>
    </style:style>
    <style:style style:name="P2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center" style:justify-single-word="false" fo:background-color="transparent" fo:padding="0in" fo:border="none" style:writing-mode="lr-tb"/>
      <style:text-properties style:font-name="Arimo" fo:font-size="15pt" fo:font-weight="normal" officeooo:rsid="005b96a5" officeooo:paragraph-rsid="005b96a5" style:font-size-asian="15pt" style:font-weight-asian="normal" style:font-size-complex="15pt" style:font-weight-complex="normal"/>
    </style:style>
    <style:style style:name="P23" style:family="paragraph" style:parent-style-name="Standard">
      <style:text-properties style:font-name="Arimo" fo:font-weight="bold" officeooo:rsid="00154724" officeooo:paragraph-rsid="00154724" style:font-weight-asian="bold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Arimo" fo:font-size="12pt" fo:font-weight="bold" officeooo:rsid="005dc03b" officeooo:paragraph-rsid="005dc03b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Arimo" fo:font-size="10pt" style:font-size-asian="10pt" style:font-size-complex="10pt"/>
    </style:style>
    <style:style style:name="P26" style:family="paragraph" style:parent-style-name="Text_20_body">
      <style:paragraph-properties fo:margin-top="0in" fo:margin-bottom="0in" style:contextual-spacing="false" fo:line-height="138%" style:writing-mode="lr-tb"/>
      <style:text-properties style:font-name="Arimo" fo:font-size="10pt" style:font-size-asian="10pt" style:font-size-complex="10pt"/>
    </style:style>
    <style:style style:name="P27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Arimo" fo:font-size="10pt" officeooo:paragraph-rsid="00542393" style:font-size-asian="10pt" style:font-size-complex="10pt"/>
    </style:style>
    <style:style style:name="P28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Arimo" fo:font-size="10pt" officeooo:rsid="005a5c95" officeooo:paragraph-rsid="005a5c95" style:font-size-asian="10pt" style:font-size-complex="10pt"/>
    </style:style>
    <style:style style:name="P29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Arimo" fo:font-size="10pt" officeooo:rsid="005b96a5" officeooo:paragraph-rsid="005cf764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paragraph-rsid="00609b92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Arimo" fo:font-size="10pt" officeooo:paragraph-rsid="006318d1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paragraph-rsid="006329c9" style:font-size-asian="10pt" style:font-size-complex="10pt"/>
    </style:style>
    <style:style style:name="P33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paragraph-rsid="006ff593" style:font-size-asian="10pt" style:font-size-complex="10pt"/>
    </style:style>
    <style:style style:name="P34" style:family="paragraph" style:parent-style-name="List_20_Paragraph">
      <style:paragraph-properties fo:margin-left="0.5in" fo:margin-right="0in" fo:margin-top="0in" fo:margin-bottom="0.111in" style:contextual-spacing="true" fo:line-height="108%" fo:text-align="start" style:justify-single-word="false" fo:text-indent="-0.25in" style:auto-text-indent="false" style:writing-mode="lr-tb"/>
      <style:text-properties style:font-name="Arimo" fo:font-size="10pt" officeooo:paragraph-rsid="007c4615" style:font-size-asian="10pt" style:font-size-complex="10pt"/>
    </style:style>
    <style:style style:name="P35" style:family="paragraph" style:parent-style-name="List_20_Paragraph">
      <style:paragraph-properties fo:margin-left="1in" fo:margin-right="0in" fo:margin-top="0in" fo:margin-bottom="0.111in" style:contextual-spacing="true" fo:line-height="108%" fo:text-align="start" style:justify-single-word="false" fo:text-indent="0in" style:auto-text-indent="false" style:writing-mode="lr-tb"/>
      <style:text-properties style:font-name="Arimo" fo:font-size="10pt" officeooo:paragraph-rsid="007c4615" style:font-size-asian="10pt" style:font-size-complex="10pt"/>
    </style:style>
    <style:style style:name="P36" style:family="paragraph" style:parent-style-name="List_20_Paragraph">
      <style:paragraph-properties fo:margin-left="0.5in" fo:margin-right="0in" fo:margin-top="0in" fo:margin-bottom="0.111in" style:contextual-spacing="true" fo:line-height="108%" fo:text-align="start" style:justify-single-word="false" fo:text-indent="-0.25in" style:auto-text-indent="false" style:writing-mode="lr-tb"/>
      <style:text-properties style:font-name="Arimo" fo:font-size="10pt" officeooo:paragraph-rsid="007d6128" style:font-size-asian="10pt" style:font-size-complex="10pt"/>
    </style:style>
    <style:style style:name="P37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paragraph-rsid="007aabab" style:font-size-asian="10pt" style:font-size-complex="10pt"/>
    </style:style>
    <style:style style:name="P38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318d1" officeooo:paragraph-rsid="006318d1" style:font-size-asian="10pt" style:font-size-complex="10pt"/>
    </style:style>
    <style:style style:name="P39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329c9" officeooo:paragraph-rsid="006329c9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472fa" officeooo:paragraph-rsid="006472fa" style:font-size-asian="10pt" style:font-size-complex="10pt"/>
    </style:style>
    <style:style style:name="P41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51863" officeooo:paragraph-rsid="00651863" style:font-size-asian="10pt" style:font-size-complex="10pt"/>
    </style:style>
    <style:style style:name="P42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7357f" officeooo:paragraph-rsid="0067357f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b15b7" officeooo:paragraph-rsid="006b15b7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officeooo:rsid="006ea054" officeooo:paragraph-rsid="006ea054" style:font-size-asian="10pt" style:font-size-complex="10pt"/>
    </style:style>
    <style:style style:name="P45" style:family="paragraph" style:parent-style-name="Text_20_body" style:master-page-name="">
      <loext:graphic-properties draw:fill="none"/>
      <style:paragraph-properties fo:margin-left="1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Arimo" fo:font-size="10pt" officeooo:paragraph-rsid="007db5a5" style:font-size-asian="10pt" style:font-size-complex="10pt"/>
    </style:style>
    <style:style style:name="P46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style:font-name="Arimo" fo:font-size="10pt" fo:font-weight="normal" officeooo:rsid="005b96a5" officeooo:paragraph-rsid="005b96a5" style:font-size-asian="8.75pt" style:font-weight-asian="normal" style:font-size-complex="10pt" style:font-weight-complex="normal"/>
    </style:style>
    <style:style style:name="P47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style:font-name="Arimo" fo:font-size="10pt" fo:font-weight="normal" officeooo:rsid="005c955b" officeooo:paragraph-rsid="005c955b" style:font-size-asian="8.75pt" style:font-weight-asian="normal" style:font-size-complex="10pt" style:font-weight-complex="normal"/>
    </style:style>
    <style:style style:name="P48" style:family="paragraph" style:parent-style-name="Text_20_body">
      <loext:graphic-properties draw:fill="none" draw:fill-color="#ffffff"/>
      <style:paragraph-properties fo:margin-left="0.1866in" fo:margin-right="0in" fo:margin-top="0in" fo:margin-bottom="0in" style:contextual-spacing="false" fo:line-height="138%" fo:text-align="start" style:justify-single-word="false" fo:text-indent="0in" style:auto-text-indent="false" fo:background-color="transparent" fo:padding="0in" fo:border="none" style:writing-mode="lr-tb"/>
      <style:text-properties style:font-name="Arimo" fo:font-size="10pt" fo:font-weight="normal" officeooo:rsid="005c955b" officeooo:paragraph-rsid="005c955b" style:font-size-asian="8.75pt" style:font-weight-asian="normal" style:font-size-complex="10pt" style:font-weight-complex="normal"/>
    </style:style>
    <style:style style:name="P49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fo:background-color="transparent" fo:padding="0in" fo:border="none" style:writing-mode="lr-tb">
        <style:tab-stops>
          <style:tab-stop style:position="0.0571in"/>
        </style:tab-stops>
      </style:paragraph-properties>
      <style:text-properties style:font-name="Arimo" fo:font-size="10pt" fo:font-weight="normal" officeooo:rsid="005c955b" officeooo:paragraph-rsid="005c955b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weight="normal" officeooo:rsid="007aabab" officeooo:paragraph-rsid="007aabab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weight="normal" officeooo:rsid="007aabab" officeooo:paragraph-rsid="007b704e" style:font-size-asian="10pt" style:font-weight-asian="normal" style:font-size-complex="10pt" style:font-weight-complex="normal"/>
    </style:style>
    <style:style style:name="P5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Arimo" fo:font-size="10pt" fo:font-weight="normal" officeooo:paragraph-rsid="005dc03b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paragraph-rsid="00609b92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paragraph-rsid="00609b9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paragraph-rsid="00609b9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paragraph-rsid="006329c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rsid="006329c9" officeooo:paragraph-rsid="006329c9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rsid="006472fa" officeooo:paragraph-rsid="006472fa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rsid="00651863" officeooo:paragraph-rsid="0065186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rsid="00651d7d" officeooo:paragraph-rsid="00651d7d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normal" officeooo:rsid="006c3558" officeooo:paragraph-rsid="006c3558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bold" officeooo:rsid="0065fbef" officeooo:paragraph-rsid="0065fbef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weight="bold" officeooo:rsid="006c3558" officeooo:paragraph-rsid="006c3558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weight="bold" officeooo:paragraph-rsid="00609b92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weight="bold" officeooo:paragraph-rsid="007aabab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weight="bold" officeooo:rsid="007aabab" officeooo:paragraph-rsid="007aabab" style:font-size-asian="10pt" style:font-weight-asian="bold" style:font-size-complex="10pt" style:font-weight-complex="bold"/>
    </style:style>
    <style:style style:name="P67" style:family="paragraph" style:parent-style-name="List_20_Paragraph">
      <style:paragraph-properties fo:margin-left="0.5in" fo:margin-right="0in" fo:margin-top="0in" fo:margin-bottom="0.111in" style:contextual-spacing="true" fo:line-height="108%" fo:text-align="start" style:justify-single-word="false" fo:text-indent="0in" style:auto-text-indent="false" style:writing-mode="lr-tb"/>
      <style:text-properties style:font-name="Arimo" officeooo:paragraph-rsid="007d6128"/>
    </style:style>
    <style:style style:name="P68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Arimo" officeooo:rsid="005b96a5" officeooo:paragraph-rsid="005cf764"/>
    </style:style>
    <style:style style:name="P69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start" style:justify-single-word="false" fo:background-color="transparent" fo:padding="0in" fo:border="none" style:writing-mode="lr-tb"/>
      <style:text-properties style:font-name="Arimo" officeooo:paragraph-rsid="005b96a5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Arimo" fo:font-size="10pt" fo:font-weight="bold" style:font-size-asian="10pt" style:font-size-complex="10pt"/>
    </style:style>
    <style:style style:name="P71" style:family="paragraph" style:parent-style-name="Text_20_body">
      <style:paragraph-properties fo:margin-left="0.5in" fo:margin-right="0in" fo:text-indent="0in" style:auto-text-indent="false"/>
      <style:text-properties fo:color="#000000" loext:opacity="100%" style:font-name="Arimo" fo:font-size="10pt" style:font-size-asian="10pt" style:font-size-complex="10pt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Arimo" fo:font-size="10pt" style:font-size-asian="10pt" style:font-size-complex="10pt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Arimo" fo:font-size="10pt" fo:font-weight="normal" style:font-size-asian="10pt" style:font-weight-asian="normal" style:font-size-complex="10pt" style:font-weight-complex="normal"/>
    </style:style>
    <style:style style:name="P74" style:family="paragraph" style:parent-style-name="List_20_Paragraph" style:list-style-name="WWNum4">
      <style:paragraph-properties fo:margin-left="0.5in" fo:margin-right="0in" fo:margin-top="0in" fo:margin-bottom="0in" style:contextual-spacing="true" fo:line-height="108%" fo:text-align="start" style:justify-single-word="false" fo:text-indent="-0.25in" style:auto-text-indent="false" style:writing-mode="lr-tb"/>
      <style:text-properties style:font-name="Arimo" fo:font-size="10pt" officeooo:paragraph-rsid="00609b92" style:font-size-asian="10pt" style:font-size-complex="10pt"/>
    </style:style>
    <style:style style:name="P75" style:family="paragraph" style:parent-style-name="List_20_Paragraph" style:list-style-name="WWNum9">
      <style:paragraph-properties fo:margin-left="0.1874in" fo:margin-right="0in" fo:margin-top="0in" fo:margin-bottom="0.111in" style:contextual-spacing="true" fo:line-height="108%" fo:text-align="start" style:justify-single-word="false" fo:text-indent="-0.1874in" style:auto-text-indent="false" style:writing-mode="lr-tb"/>
      <style:text-properties style:font-name="Arimo" fo:font-size="10pt" officeooo:paragraph-rsid="007c4615" style:font-size-asian="10pt" style:font-size-complex="10pt"/>
    </style:style>
    <style:style style:name="P76" style:family="paragraph" style:parent-style-name="List_20_Paragraph" style:list-style-name="WWNum7">
      <style:paragraph-properties fo:margin-left="0.5in" fo:margin-right="0in" fo:margin-top="0in" fo:margin-bottom="0.111in" style:contextual-spacing="true" fo:line-height="108%" fo:text-align="start" style:justify-single-word="false" fo:text-indent="-0.25in" style:auto-text-indent="false" style:writing-mode="lr-tb"/>
      <style:text-properties style:font-name="Arimo" fo:font-size="10pt" officeooo:paragraph-rsid="007c4615" style:font-size-asian="10pt" style:font-size-complex="10pt"/>
    </style:style>
    <style:style style:name="P77" style:family="paragraph" style:parent-style-name="List_20_Paragraph" style:list-style-name="WWNum6">
      <style:paragraph-properties fo:margin-left="0.5in" fo:margin-right="0in" fo:margin-top="0in" fo:margin-bottom="0.111in" style:contextual-spacing="true" fo:line-height="108%" fo:text-align="start" style:justify-single-word="false" fo:text-indent="-0.25in" style:auto-text-indent="false" style:writing-mode="lr-tb"/>
      <style:text-properties style:font-name="Arimo" fo:font-size="10pt" officeooo:paragraph-rsid="007d6128" style:font-size-asian="10pt" style:font-size-complex="10pt"/>
    </style:style>
    <style:style style:name="P78" style:family="paragraph" style:parent-style-name="List_20_Paragraph" style:list-style-name="WWNum4">
      <style:paragraph-properties fo:margin-left="0.5in" fo:margin-right="0in" fo:margin-top="0in" fo:margin-bottom="0in" style:contextual-spacing="true" fo:line-height="108%" fo:text-align="start" style:justify-single-word="false" fo:text-indent="-0.25in" style:auto-text-indent="false" style:writing-mode="lr-tb"/>
      <style:text-properties style:font-name="Arimo" fo:font-size="10pt" officeooo:rsid="007281cf" officeooo:paragraph-rsid="007281cf" style:font-size-asian="10pt" style:font-size-complex="10pt"/>
    </style:style>
    <style:style style:name="P79" style:family="paragraph" style:parent-style-name="List_20_Paragraph" style:list-style-name="WWNum4">
      <style:paragraph-properties fo:margin-left="0.5in" fo:margin-right="0in" fo:margin-top="0in" fo:margin-bottom="0in" style:contextual-spacing="true" fo:line-height="108%" fo:text-align="start" style:justify-single-word="false" fo:text-indent="-0.25in" style:auto-text-indent="false" style:writing-mode="lr-tb"/>
      <style:text-properties style:font-name="Arimo" fo:font-size="10pt" fo:font-style="normal" fo:font-weight="normal" officeooo:paragraph-rsid="00609b92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List_20_Paragraph" style:list-style-name="WWNum4">
      <style:paragraph-properties fo:margin-left="0.5in" fo:margin-right="0in" fo:margin-top="0in" fo:margin-bottom="0.028in" style:contextual-spacing="true" fo:line-height="108%" fo:text-align="start" style:justify-single-word="false" fo:text-indent="-0.25in" style:auto-text-indent="fals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paragraph-rsid="00609b92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List_20_Paragraph" style:list-style-name="WWNum4">
      <style:paragraph-properties fo:margin-left="0.5in" fo:margin-right="0in" fo:margin-top="0in" fo:margin-bottom="0.028in" style:contextual-spacing="true" fo:line-height="108%" fo:text-align="start" style:justify-single-word="false" fo:text-indent="-0.25in" style:auto-text-indent="fals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71e28c" officeooo:paragraph-rsid="0071e28c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List_20_Paragraph">
      <style:paragraph-properties fo:margin-left="0.5in" fo:margin-right="0in" fo:margin-top="0in" fo:margin-bottom="0.111in" style:contextual-spacing="true" fo:line-height="108%" fo:text-align="start" style:justify-single-word="false" fo:text-indent="-0.25in" style:auto-text-indent="false" style:writing-mode="lr-tb"/>
      <style:text-properties fo:font-variant="normal" fo:text-transform="none" fo:color="#232629" loext:opacity="100%" style:font-name="Arimo" fo:font-size="10pt" fo:language="en" fo:country="US" fo:font-style="normal" fo:font-weight="normal" officeooo:rsid="007c4615" officeooo:paragraph-rsid="007c461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.028in" style:contextual-spacing="false" fo:line-height="108%" fo:text-align="start" style:justify-single-word="false" fo:text-indent="0in" style:auto-text-indent="false" style:writing-mode="lr-tb"/>
      <style:text-properties style:font-name="Arimo" fo:font-size="10pt" fo:font-style="normal" fo:font-weight="bold" officeooo:rsid="007aabab" officeooo:paragraph-rsid="007aabab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 style:list-style-name="WWNum4">
      <style:paragraph-properties fo:margin-left="0.5in" fo:margin-right="0in" fo:margin-top="0in" fo:margin-bottom="0.028in" style:contextual-spacing="false" fo:line-height="108%" fo:text-align="start" style:justify-single-word="false" fo:text-indent="-0.25in" style:auto-text-indent="false" style:writing-mode="lr-tb"/>
      <style:text-properties style:font-name="Arimo" fo:font-size="10pt" officeooo:paragraph-rsid="0078206b" style:font-size-asian="10pt" style:font-size-complex="10pt"/>
    </style:style>
    <style:style style:name="P8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style:font-size-asian="10pt" style:font-size-complex="10pt"/>
    </style:style>
    <style:style style:name="P8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style:font-size-asian="10pt" style:font-size-complex="10pt"/>
    </style:style>
    <style:style style:name="P87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style:font-size-asian="10pt" style:font-size-complex="10pt"/>
    </style:style>
    <style:style style:name="P8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style:font-size-asian="10pt" style:font-size-complex="10pt"/>
    </style:style>
    <style:style style:name="P89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bold" officeooo:rsid="007aabab" officeooo:paragraph-rsid="007aabab" style:text-blinking="false" fo:background-color="transparent" style:font-size-asian="10pt" style:font-weight-asian="bold" style:font-size-complex="10pt" style:font-weight-complex="bold"/>
    </style:style>
    <style:style style:name="P90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mo" fo:font-size="10pt" style:text-underline-style="none" style:text-blinking="false" fo:background-color="transparent" style:font-size-asian="10pt" style:font-size-complex="10pt"/>
    </style:style>
    <style:style style:name="P91" style:family="paragraph" style:parent-style-name="Text_20_body" style:list-style-name="WWNum7">
      <style:paragraph-properties fo:margin-left="1in" fo:margin-right="0in" fo:margin-top="0in" fo:margin-bottom="0.111in" style:contextual-spacing="true" fo:line-height="108%" fo:text-align="start" style:justify-single-word="false" fo:text-indent="0in" style:auto-text-indent="false" style:writing-mode="lr-tb"/>
      <style:text-properties fo:color="#000000" loext:opacity="100%" style:font-name="Arimo" fo:font-size="10pt" fo:font-weight="bold" officeooo:paragraph-rsid="007c4615" style:font-size-asian="10pt" style:font-size-complex="10pt"/>
    </style:style>
    <style:style style:name="P92" style:family="paragraph" style:parent-style-name="Text_20_body" style:list-style-name="L4" style:master-page-name="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style:page-number="auto" fo:background-color="transparent"/>
      <style:text-properties fo:color="#000000" loext:opacity="100%" style:font-name="Arimo" fo:font-size="10pt" style:font-size-asian="10pt" style:font-size-complex="10pt"/>
    </style:style>
    <style:style style:name="P93" style:family="paragraph" style:parent-style-name="Text_20_body" style:list-style-name="L4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fo:background-color="transparent"/>
      <style:text-properties fo:color="#000000" loext:opacity="100%" style:font-name="Arimo" fo:font-size="10pt" style:font-size-asian="10pt" style:font-size-complex="10pt"/>
    </style:style>
    <style:style style:name="P94" style:family="paragraph" style:parent-style-name="Text_20_body" style:list-style-name="L5" style:master-page-name="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style:page-number="auto" fo:background-color="transparent"/>
      <style:text-properties fo:color="#000000" loext:opacity="100%" style:font-name="Arimo" fo:font-size="10pt" style:font-size-asian="10pt" style:font-size-complex="10pt"/>
    </style:style>
    <style:style style:name="P95" style:family="paragraph" style:parent-style-name="Text_20_body" style:list-style-name="L5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fo:background-color="transparent"/>
      <style:text-properties fo:color="#000000" loext:opacity="100%" style:font-name="Arimo" fo:font-size="10pt" style:font-size-asian="10pt" style:font-size-complex="10pt"/>
    </style:style>
    <style:style style:name="P96" style:family="paragraph" style:parent-style-name="Text_20_body" style:list-style-name="L5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fo:background-color="transparent"/>
      <style:text-properties fo:color="#000000" loext:opacity="100%" style:font-name="Arimo" fo:font-size="10pt" officeooo:paragraph-rsid="007ce5e3" style:font-size-asian="10pt" style:font-size-complex="10pt"/>
    </style:style>
    <style:style style:name="P97" style:family="paragraph" style:parent-style-name="Text_20_body" style:list-style-name="L6" style:master-page-name="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style:page-number="auto" fo:background-color="transparent"/>
      <style:text-properties fo:color="#000000" loext:opacity="100%" style:font-name="Arimo" fo:font-size="10pt" style:font-size-asian="10pt" style:font-size-complex="10pt"/>
    </style:style>
    <style:style style:name="P98" style:family="paragraph" style:parent-style-name="Text_20_body" style:list-style-name="L6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fo:background-color="transparent"/>
      <style:text-properties fo:color="#000000" loext:opacity="100%" style:font-name="Arimo" fo:font-size="10pt" style:font-size-asian="10pt" style:font-size-complex="10pt"/>
    </style:style>
    <style:style style:name="P99" style:family="paragraph" style:parent-style-name="Text_20_body" style:list-style-name="L4">
      <loext:graphic-properties draw:fill="none"/>
      <style:paragraph-properties fo:margin-left="1.4366in" fo:margin-right="0in" fo:margin-top="0in" fo:margin-bottom="0.0972in" style:contextual-spacing="false" fo:line-height="115%" fo:text-indent="0in" style:auto-text-indent="false" fo:background-color="transparent"/>
      <style:text-properties fo:color="#000000" loext:opacity="100%" style:font-name="Arimo" fo:font-size="10pt" officeooo:rsid="007c4615" officeooo:paragraph-rsid="007c4615" style:font-size-asian="10pt" style:font-size-complex="10pt"/>
    </style:style>
    <style:style style:name="P100" style:family="paragraph" style:parent-style-name="Text_20_body" style:list-style-name="L5">
      <style:paragraph-properties fo:margin-left="0in" fo:margin-right="0in" fo:text-indent="0in" style:auto-text-indent="false"/>
      <style:text-properties style:font-name="Arimo"/>
    </style:style>
    <style:style style:name="P101" style:family="paragraph" style:parent-style-name="Text_20_body" style:list-style-name="L6">
      <style:paragraph-properties fo:margin-left="0in" fo:margin-right="0in" fo:text-indent="0in" style:auto-text-indent="false"/>
      <style:text-properties style:font-name="Arimo" fo:font-size="10pt" style:font-size-asian="10pt" style:font-size-complex="10pt"/>
    </style:style>
    <style:style style:name="P102" style:family="paragraph" style:parent-style-name="Text_20_body">
      <style:text-properties style:font-name="Arimo" fo:font-size="10pt" officeooo:rsid="00817d14" officeooo:paragraph-rsid="00817d14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90557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5a5c95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693ea5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mo" fo:font-size="10pt" fo:font-style="normal" style:text-underline-style="none" fo:font-weight="normal" officeooo:rsid="007d6128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a5c95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705bb6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5c955b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5cf764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7aabab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5pt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5pt" fo:font-style="normal" style:text-underline-style="none" fo:font-weight="bold" officeooo:rsid="005cf764" style:text-blinking="false" fo:background-color="transparent" loext:char-shading-value="0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5pt" fo:font-style="normal" style:text-underline-style="none" fo:font-weight="bold" officeooo:rsid="005b96a5" style:text-blinking="false" fo:background-color="transparent" loext:char-shading-value="0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fo:color="#1155cc" loext:opacity="100%" style:text-line-through-style="none" style:text-line-through-type="none" style:font-name="Arimo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232629" loext:opacity="100%" fo:language="en" fo:country="US" fo:font-style="normal" fo:font-weight="normal" style:font-name-asian="Calibri" style:font-style-asian="normal" style:font-weight-asian="normal" style:font-name-complex="Calibri" style:font-style-complex="normal" style:font-weight-complex="normal"/>
    </style:style>
    <style:style style:name="T21" style:family="text">
      <style:text-properties fo:font-variant="normal" fo:text-transform="none" fo:color="#232629" loext:opacity="100%" fo:language="en" fo:country="US" fo:font-style="normal" fo:font-weight="normal" officeooo:rsid="007c4615" style:font-name-asian="Calibri" style:font-style-asian="normal" style:font-weight-asian="normal" style:font-name-complex="Calibri" style:font-style-complex="normal" style:font-weight-complex="normal"/>
    </style:style>
    <style:style style:name="T22" style:family="text">
      <style:text-properties fo:font-variant="normal" fo:text-transform="none" fo:color="#232629" loext:opacity="100%" fo:language="en" fo:country="US" fo:font-style="italic" fo:font-weight="normal" style:font-name-asian="Calibri" style:font-style-asian="italic" style:font-weight-asian="normal" style:font-name-complex="Calibri" style:font-style-complex="italic" style:font-weight-complex="normal"/>
    </style:style>
    <style:style style:name="T23" style:family="text">
      <style:text-properties fo:font-variant="normal" fo:text-transform="none" fo:color="#232629" loext:opacity="100%" fo:language="en" fo:country="US" fo:font-style="italic" fo:font-weight="normal" officeooo:rsid="007c4615" style:font-name-asian="Calibri" style:font-style-asian="italic" style:font-weight-asian="normal" style:font-name-complex="Calibri" style:font-style-complex="italic" style:font-weight-complex="normal"/>
    </style:style>
    <style:style style:name="T24" style:family="text">
      <style:text-properties fo:font-variant="normal" fo:text-transform="none" fo:color="#232629" loext:opacity="100%" fo:language="en" fo:country="US" fo:font-style="italic" fo:font-weight="bold" officeooo:rsid="007c4615" style:font-name-asian="Calibri" style:font-style-asian="italic" style:font-weight-asian="bold" style:font-name-complex="Calibri" style:font-style-complex="italic" style:font-weight-complex="bold"/>
    </style:style>
    <style:style style:name="T25" style:family="text">
      <style:text-properties fo:font-variant="normal" fo:text-transform="none" style:use-window-font-color="true" loext:opacity="0%" fo:language="en" fo:country="US" fo:font-style="normal" fo:font-weight="normal" style:font-name-asian="Calibri" style:font-style-asian="normal" style:font-weight-asian="normal" style:font-name-complex="Calibri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fo:language="en" fo:country="US" fo:font-style="normal" fo:font-weight="normal" officeooo:rsid="007c4615" style:font-name-asian="Calibri" style:font-style-asian="normal" style:font-weight-asian="normal" style:font-name-complex="Calibri" style:font-style-complex="normal" style:font-weight-complex="normal"/>
    </style:style>
    <style:style style:name="T27" style:family="text">
      <style:text-properties fo:font-variant="normal" fo:text-transform="none" fo:color="#4472c4" loext:opacity="100%" fo:language="en" fo:country="US" fo:font-style="normal" fo:font-weight="normal" style:font-name-asian="Calibri" style:font-style-asian="normal" style:font-weight-asian="normal" style:font-name-complex="Calibri" style:font-style-complex="normal" style:font-weight-complex="normal">
        <loext:char-complex-color loext:theme-type="accen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8" style:family="text">
      <style:text-properties officeooo:rsid="003e7e8b"/>
    </style:style>
    <style:style style:name="T29" style:family="text">
      <style:text-properties officeooo:rsid="00424f30"/>
    </style:style>
    <style:style style:name="T30" style:family="text">
      <style:text-properties officeooo:rsid="00514aea"/>
    </style:style>
    <style:style style:name="T31" style:family="text">
      <style:text-properties officeooo:rsid="00568ecf"/>
    </style:style>
    <style:style style:name="T32" style:family="text">
      <style:text-properties officeooo:rsid="005a5c95"/>
    </style:style>
    <style:style style:name="T33" style:family="text">
      <style:text-properties officeooo:rsid="00542393"/>
    </style:style>
    <style:style style:name="T34" style:family="text">
      <style:text-properties style:font-name="Arimo" fo:font-size="10pt" style:font-size-asian="10pt" style:font-size-complex="10pt"/>
    </style:style>
    <style:style style:name="T35" style:family="text">
      <style:text-properties fo:font-style="normal" fo:font-weight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329c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8143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b15b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be16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c8bf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e2e8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ea05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f98b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74349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747b2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7644d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eb4b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6329c9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6e2e8b" style:font-style-asian="normal" style:font-weight-asian="bold" style:font-style-complex="normal"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7aabab" style:font-style-asian="normal" style:font-style-complex="normal"/>
    </style:style>
    <style:style style:name="T54" style:family="text">
      <style:text-properties fo:font-style="normal" officeooo:rsid="007b704e" style:font-style-asian="normal" style:font-style-complex="normal"/>
    </style:style>
    <style:style style:name="T55" style:family="text">
      <style:text-properties fo:font-style="normal" officeooo:rsid="007b7ee0" style:font-style-asian="normal" style:font-style-complex="normal"/>
    </style:style>
    <style:style style:name="T56" style:family="text">
      <style:text-properties fo:color="#000000" loext:opacity="100%" fo:font-style="normal" fo:font-weight="bold" style:font-style-asian="normal" style:font-weight-asian="bold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7" style:family="text">
      <style:text-properties fo:color="#000000" loext:opacity="100%" fo:language="en" fo:country="US" fo:font-style="italic" fo:font-weight="normal" style:font-name-asian="Calibri" style:font-style-asian="italic" style:font-weight-asian="normal" style:font-name-complex="Calibri" style:font-style-complex="italic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8" style:family="text">
      <style:text-properties fo:color="#000000" loext:opacity="100%" fo:language="en" fo:country="US" fo:font-style="italic" fo:font-weight="normal" officeooo:rsid="007d6128" style:font-name-asian="Calibri" style:font-style-asian="italic" style:font-weight-asian="normal" style:font-name-complex="Calibri" style:font-style-complex="italic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9" style:family="text">
      <style:text-properties fo:color="#000000" loext:opacity="100%" fo:language="en" fo:country="US" fo:font-weight="normal" style:font-name-asian="Calibri" style:font-style-asian="normal" style:font-weight-asian="normal" style:font-name-complex="Calibri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0" style:family="text">
      <style:text-properties fo:color="#000000" loext:opacity="100%" fo:language="en" fo:country="US" fo:font-weight="normal" officeooo:rsid="007d6128" style:font-name-asian="Calibri" style:font-style-asian="normal" style:font-weight-asian="normal" style:font-name-complex="Calibri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1" style:family="text">
      <style:text-properties style:use-window-font-color="true" loext:opacity="0%" fo:language="en" fo:country="US" fo:font-style="normal" fo:font-weight="bold" officeooo:rsid="006329c9" style:letter-kerning="false" style:font-name-asian="Calibri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62" style:family="text">
      <style:text-properties style:use-window-font-color="true" loext:opacity="0%" fo:language="en" fo:country="US" fo:font-style="normal" fo:font-weight="bold" officeooo:rsid="006ea054" style:letter-kerning="false" style:font-name-asian="Calibri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63" style:family="text">
      <style:text-properties style:use-window-font-color="true" loext:opacity="0%" fo:language="en" fo:country="US" fo:font-style="normal" fo:font-weight="normal" style:letter-kerning="false" style:font-name-asian="Calibri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4" style:family="text">
      <style:text-properties style:use-window-font-color="true" loext:opacity="0%" fo:language="en" fo:country="US" fo:font-style="normal" fo:font-weight="normal" officeooo:rsid="006329c9" style:letter-kerning="false" style:font-name-asian="Calibri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612af9" style:font-weight-asian="normal" style:font-weight-complex="normal"/>
    </style:style>
    <style:style style:name="T67" style:family="text">
      <style:text-properties fo:font-weight="normal" officeooo:rsid="006318d1" style:font-weight-asian="normal" style:font-weight-complex="normal"/>
    </style:style>
    <style:style style:name="T68" style:family="text">
      <style:text-properties fo:font-weight="normal" officeooo:rsid="007ce5e3" style:font-weight-asian="normal" style:font-weight-complex="normal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7b7ee0" style:font-style-asian="italic" style:font-weight-asian="bold" style:font-style-complex="italic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officeooo:rsid="00693ea5"/>
    </style:style>
    <style:style style:name="T73" style:family="text">
      <style:text-properties fo:color="#000000" loext:opacity="100%"/>
    </style:style>
    <style:style style:name="T74" style:family="text">
      <style:text-properties fo:color="#000000" loext:opacity="100%" style:font-name="Arimo" fo:font-size="10pt" style:text-underline-style="none" style:font-size-asian="10pt" style:font-size-complex="10pt"/>
    </style:style>
    <style:style style:name="T75" style:family="text">
      <style:text-properties fo:color="#000000" loext:opacity="100%" style:font-name="Arimo" fo:font-size="10pt" style:text-underline-style="none" officeooo:rsid="00693ea5" style:font-size-asian="10pt" style:font-size-complex="10pt"/>
    </style:style>
    <style:style style:name="T76" style:family="text">
      <style:text-properties fo:color="#000000" loext:opacity="100%" fo:font-size="10pt" style:font-size-asian="10pt" style:font-size-complex="10pt"/>
    </style:style>
    <style:style style:name="T77" style:family="text">
      <style:text-properties fo:color="#000000" loext:opacity="100%" officeooo:rsid="007db5a5"/>
    </style:style>
    <style:style style:name="T78" style:family="text">
      <style:text-properties fo:color="#000000" loext:opacity="100%" fo:font-weight="bold" officeooo:rsid="007db5a5" style:font-weight-asian="bold" style:font-weight-complex="bold"/>
    </style:style>
    <style:style style:name="T79" style:family="text">
      <style:text-properties officeooo:rsid="006ea054"/>
    </style:style>
    <style:style style:name="T80" style:family="text">
      <style:text-properties officeooo:rsid="006f98b1"/>
    </style:style>
    <style:style style:name="T81" style:family="text">
      <style:text-properties officeooo:rsid="006ff593"/>
    </style:style>
    <style:style style:name="T82" style:family="text">
      <style:text-properties officeooo:rsid="007c4615"/>
    </style:style>
    <style:style style:name="T83" style:family="text">
      <style:text-properties officeooo:rsid="007ce5e3"/>
    </style:style>
    <style:style style:name="T84" style:family="text">
      <style:text-properties officeooo:rsid="00805f4c"/>
    </style:style>
    <style:style style:name="T85" style:family="text">
      <style:text-properties officeooo:rsid="00817d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ITAN installation</text:p>
      <text:p text:style-name="P23"/>
      <text:p text:style-name="P23"/>
      <text:p text:style-name="P9"><text:bookmark text:name="docs-internal-guid-1b0a73e2-7fff-5668-497e-3d58589d0acb"/>1 ) Create a conda/<text:span text:style-name="T28">miniconda</text:span> environment with python 3.10</text:p>
      <text:p text:style-name="P25"/>
      <text:p text:style-name="P4">wget https://repo.anaconda.com/archive/Anaconda3-2023.03-1-Linux-x86_64.sh</text:p>
      <text:p text:style-name="P4">bash ….</text:p>
      <text:p text:style-name="P25"/>
      <text:p text:style-name="P16">    <text:span text:style-name="T35">Add channels to conda to download the libraries</text:span></text:p>
      <text:p text:style-name="P4"><text:tab/>conda config --add channels conda-forge</text:p>
      <text:p text:style-name="P19">conda config --add channels open3d-admin</text:p>
      <text:p text:style-name="P25"/>
      <text:p text:style-name="P4">2 ) Clone TITAN repository and checkout to the <text:span text:style-name="T85">relevant branch:</text:span></text:p>
      <text:p text:style-name="P4"/>
      <text:p text:style-name="P4"><text:span text:style-name="T85">git clone </text:span>https://github.com/strath-ace/TITAN.git</text:p>
      <text:p text:style-name="P102">git checkout ESA-detection-PATO-dev-ablation</text:p>
      <text:p text:style-name="P4">3) Install mamba)</text:p>
      <text:p text:style-name="P26"><text:span text:style-name="T1">  </text:span><text:span text:style-name="T8">conda install -c conda-forge mamba=1.4.4</text:span></text:p>
      <text:p text:style-name="P25"/>
      <text:p text:style-name="P4">4 ) Install libraries using mamba</text:p>
      <text:p text:style-name="P5">mamba install fenics=2019.1.0=py310hff52083_34 (build working)</text:p>
      <text:p text:style-name="P25"/>
      <text:p text:style-name="P4">5 ) I<text:span text:style-name="T29">ns</text:span>tall remaining libraries using pip</text:p>
      <text:p text:style-name="P3">pip3 install numpy==1.25.0; pip3 install pandas==1.5.3; pip3 install meshio==5.3.4; pip3 install scipy==1.10.1; pip3 install pyglet==1.5.27; pip3 install vtk==9.2.6; pip3 install sympy==1.12; pip3 install pymap3d==3.0.1; pip3 install lxml==4.9.4; pip3 install bs4; pip3 install scikit-build<text:span text:style-name="T31">==0.17.6</text:span>; pip3 install pytest; pip install open3d==0.17.0; pip install gmsh==4.10.5; pip install python-fcl; pip install trimesh; pip3 install h5py; pip3 install embreex; pip3 install vg</text:p>
      <text:p text:style-name="P25"/>
      <text:p text:style-name="P4">6 ) Install library for unit testing</text:p>
      <text:p text:style-name="P4">mamba install pytest</text:p>
      <text:list text:style-name="L1">
        <text:list-item>
          <text:p text:style-name="P85">To run pytest, use python -m pytest -s Tests/Regression at TITAN root folder</text:p>
        </text:list-item>
      </text:list>
      <text:p text:style-name="P25"/>
      <text:p text:style-name="P1"><text:span text:style-name="T3">7)  Install mutation++ library for anacond</text:span><text:span text:style-name="T4">a: </text:span><text:a xlink:type="simple" xlink:href="https://github.com/mutationpp/Mutationpp/blob/master/docs/installation.md#top" text:style-name="Internet_20_link" text:visited-style-name="Visited_20_Internet_20_Link"><text:span text:style-name="T19">https://github.com/mutationpp/Mutationpp/blob/master/docs/installation.md#top</text:span></text:a></text:p>
      <text:p text:style-name="P25"/>
      <text:list text:style-name="L2">
        <text:list-item>
          <text:p text:style-name="P86">git clone <text:span text:style-name="T32">repository</text:span></text:p>
        </text:list-item>
        <text:list-item>
          <text:p text:style-name="P86">run cmake</text:p>
        </text:list-item>
        <text:list-item>
          <text:p text:style-name="P86">(clone pybind at th thirdparty folder)</text:p>
        </text:list-item>
        <text:list-item>
          <text:p text:style-name="P86">install python api for mutationpp</text:p>
          <text:list>
            <text:list-item>
              <text:p text:style-name="P86">mamba install scikit-build=0.17.6</text:p>
            </text:list-item>
            <text:list-item>
              <text:p text:style-name="P86">root folder → python setup.py build <text:span text:style-name="T30">(root folder i.e. /Mutationpp)</text:span></text:p>
            </text:list-item>
            <text:list-item>
              <text:p text:style-name="P86">python setup.py install</text:p>
            </text:list-item>
          </text:list>
        </text:list-item>
      </text:list>
      <text:p text:style-name="P25"/>
      <text:p text:style-name="P4"><text:soft-page-break/>8) Install SU2 </text:p>
      <text:list text:style-name="L3">
        <text:list-item>
          <text:p text:style-name="P87">git clone</text:p>
        </text:list-item>
        <text:list-item>
          <text:p text:style-name="P87">(git checkout f4fee7fece8eaeadc4e7be1f1d2be570a251028e)</text:p>
        </text:list-item>
        <text:list-item>
          <text:p text:style-name="P90">  <text:span text:style-name="T35">meson.py and ninja</text:span></text:p>
        </text:list-item>
        <text:list-item>
          <text:p text:style-name="P87">add LD_libary_path of mutation to the bashrc file</text:p>
        </text:list-item>
      </text:list>
      <text:p text:style-name="P25"/>
      <text:p text:style-name="P6"><text:span text:style-name="T32">9</text:span><text:span text:style-name="T33">) for PATO </text:span><text:span text:style-name="T32">coupling:</text:span></text:p>
      <text:p text:style-name="P18"><text:a xlink:type="simple" xlink:href="https://github.com/nasa/pato" text:style-name="Internet_20_link" text:visited-style-name="Visited_20_Internet_20_Link"><text:span text:style-name="T34">https://github.com/nasa/pato</text:span></text:a></text:p>
      <text:p text:style-name="P6"/>
      <text:p text:style-name="P6">- <text:span text:style-name="T32">git clone repository</text:span></text:p>
      <text:p text:style-name="P27"><text:span text:style-name="T8">- </text:span><text:span text:style-name="T9">for installation, follow instruction in PATO documentation</text:span></text:p>
      <text:p text:style-name="P7">- copy modified files from TITAN folder into PATO folder:</text:p>
      <text:p text:style-name="P27"><text:span text:style-name="T9"/></text:p>
      <text:p text:style-name="P8"><text:tab/>$ cp TITAN/Thermal/HeatFluxBoundaryConditions.* <text:tab/><text:tab/> <text:s/><text:tab/>PATO/src/applications/libraries/libPATOx/MaterialModel/BoundaryConditions/HeatFlux/</text:p>
      <text:p text:style-name="P28"><text:span text:style-name="T8"/></text:p>
      <text:p text:style-name="P8"><text:tab/>$cp TITAN/Thermal/threeDtecplotBoundaryMappingModel.* <text:tab/>src/applications/libraries/libPATOx/MaterialModel/BoundaryConditions/BoundaryMapping/<text:tab/>types/3D/</text:p>
      <text:p text:style-name="P28"><text:span text:style-name="T8"/></text:p>
      <text:p text:style-name="P8"><text:tab/>$ <text:span text:style-name="T72">cp TITAN/Thermal/</text:span>FourierMaterialPropertiesModel.* <text:tab/>src/applications/libraries/libPATOx/MaterialModel/MaterialPropertiesModel/types/Fourier/</text:p>
      <text:p text:style-name="P8"/>
      <text:p text:style-name="P2"><text:span text:style-name="T5"><text:tab/></text:span><text:span text:style-name="T6">$ cp </text:span><text:span text:style-name="T74">BprimeBoundaryConditions.</text:span><text:span text:style-name="T75">* <text:tab/></text:span><text:span text:style-name="T5">PATO/src/applications/libraries/libPATOx/MaterialModel/BoundaryConditions/</text:span><text:span text:style-name="T6">Bprime</text:span><text:span text:style-name="T5">/</text:span></text:p>
      <text:p text:style-name="P8"/>
      <text:p text:style-name="P28"><text:span text:style-name="T8"/></text:p>
      <text:p text:style-name="P8">- recompile PATO</text:p>
      <text:p text:style-name="P28"><text:span text:style-name="T8"/></text:p>
      <text:p text:style-name="P28"><text:span text:style-name="T8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pan text:style-name="T2"/></text:p>
      <text:p text:style-name="P68"><text:soft-page-break/><text:span text:style-name="T2"/></text:p>
      <text:p text:style-name="P29"><text:span text:style-name="T16">TITAN </text:span><text:span text:style-name="T17">I/O</text:span></text:p>
      <text:p text:style-name="P29"><text:span text:style-name="T17"/></text:p>
      <text:p text:style-name="P24"><text:span text:style-name="T15">CODE </text:span><text:span text:style-name="T14">I</text:span><text:span text:style-name="T12">NPUTS</text:span></text:p>
      <text:p text:style-name="P24"><text:span text:style-name="T12"/></text:p>
      <text:p text:style-name="P89">1. TITAN input file</text:p>
      <text:p text:style-name="P52"/>
      <text:p text:style-name="P31"><text:span text:style-name="T65">The user can find a working example for a</text:span><text:span text:style-name="T66">n ATV-1 trajectory simulation in Tests/Configs/ATV.</text:span><text:span text:style-name="T67">txt.</text:span></text:p>
      <text:p text:style-name="P31"><text:span text:style-name="T36">In this section, each input of the code is explained. </text:span><text:span text:style-name="T47">All inputs must be defined in SI units unless stated otherwise (only for angle inputs).</text:span></text:p>
      <text:p text:style-name="P53"/>
      <text:p text:style-name="P54">[Options]</text:p>
      <text:p text:style-name="P30"><text:span text:style-name="T56">Num_iters</text:span><text:span text:style-name="T36"> – number of iterations to run the simulations</text:span></text:p>
      <text:p text:style-name="P30"><text:span text:style-name="T49">Load_mesh</text:span><text:span text:style-name="T36"> – if a previous simulation has already been performed with the current geometry and the output folder name has not changed/has not been deleted, setting this flag to True allows to run a new simulation from start, however skipping the stage at which the geometry is pre-processed</text:span></text:p>
      <text:p text:style-name="P30"><text:span text:style-name="T49">Load_state</text:span><text:span text:style-name="T36"> - if a previous simulation has already been performed with the current geometry and input conditions and the output folder name has not changed/has not been deleted, setting this flag to True allows to restart the simulation from the last iteration</text:span></text:p>
      <text:p text:style-name="P38"><text:span text:style-name="T49">Fidelity</text:span><text:span text:style-name="T36"> – defines the fidelity of the simulation (‘low’, ‘high’, ‘multi’). For this project, only ‘low’ should be used</text:span></text:p>
      <text:p text:style-name="P30"><text:span text:style-name="T49">Output_folder</text:span><text:span text:style-name="T36"> – output folder name</text:span></text:p>
      <text:p text:style-name="P32"><text:span text:style-name="T49">Output_</text:span><text:span text:style-name="T61">freq</text:span><text:span text:style-name="T36"> – Visualization o</text:span><text:span text:style-name="T63">utput is created every n iterations</text:span></text:p>
      <text:p text:style-name="P32"><text:span text:style-name="T61">Save_freq</text:span><text:span text:style-name="T64"> – Restart solutions are created every n iterations</text:span></text:p>
      <text:p text:style-name="P56"><text:s/></text:p>
      <text:p text:style-name="P54">[Time]</text:p>
      <text:p text:style-name="P30"><text:span text:style-name="T49">Time_step </text:span><text:span text:style-name="T36">– time-step of the simulation in seconds</text:span></text:p>
      <text:p text:style-name="P30"><text:span text:style-name="T50">Time_integration</text:span><text:span text:style-name="T49"> </text:span><text:span text:style-name="T36">– time discretization scheme (only ‘</text:span><text:span text:style-name="T37">e</text:span><text:span text:style-name="T36">uler’ is available)</text:span></text:p>
      <text:p text:style-name="P54"><text:s text:c="2"/></text:p>
      <text:p text:style-name="P54">[Trajectory]</text:p>
      <text:p text:style-name="P30"><text:span text:style-name="T49">Altitude</text:span><text:span text:style-name="T36"> – initial altitude in meters</text:span></text:p>
      <text:p text:style-name="P30"><text:span text:style-name="T49">Velocity</text:span><text:span text:style-name="T36"> – initial velocity in m/s</text:span></text:p>
      <text:p text:style-name="P30"><text:span text:style-name="T49">Flight_path_angle</text:span><text:span text:style-name="T36"> – initial flight path angle in degrees</text:span></text:p>
      <text:p text:style-name="P30"><text:span text:style-name="T49">Heading_angle</text:span><text:span text:style-name="T36"> – initial heading angle in degrees</text:span></text:p>
      <text:p text:style-name="P30"><text:span text:style-name="T49">Latitude</text:span><text:span text:style-name="T36"> – initial latitude in degrees</text:span></text:p>
      <text:p text:style-name="P30"><text:span text:style-name="T49">Longitude</text:span><text:span text:style-name="T36"> – initial longitude in degrees</text:span></text:p>
      <text:p text:style-name="P30"><text:span text:style-name="T36"/></text:p>
      <text:p text:style-name="P57">[Thermal]</text:p>
      <text:p text:style-name="P42"><text:span text:style-name="T49">Ablation</text:span><text:span text:style-name="T36"> – flag to switch on ablation modelling</text:span></text:p>
      <text:p text:style-name="P42"><text:span text:style-name="T49">Ablation_mode</text:span><text:span text:style-name="T36"> – defines thermal model to be used for surface temperature </text:span><text:span text:style-name="T38">calculation</text:span></text:p>
      <text:p text:style-name="P39"><text:span text:style-name="T36"/></text:p>
      <text:p text:style-name="P58">[PATO]</text:p>
      <text:p text:style-name="P40"><text:span text:style-name="T49">N_cores</text:span><text:span text:style-name="T36"> – </text:span><text:span text:style-name="T38">number of cores for the PATO simulation (needs to be at least 2 cores)</text:span></text:p>
      <text:p text:style-name="P40"><text:span text:style-name="T49">Time_step</text:span><text:span text:style-name="T36"> – </text:span><text:span text:style-name="T38">time-step of the PATO simulation</text:span></text:p>
      <text:p text:style-name="P40"><text:span text:style-name="T49">Conduction_objects</text:span><text:span text:style-name="T36"> – </text:span><text:span text:style-name="T39">flag defining whether heat conduction modelling between different objects is modelled</text:span></text:p>
      <text:p text:style-name="P40"><text:span text:style-name="T36"/></text:p>
      <text:p text:style-name="P59">[Radiation]</text:p>
      <text:p text:style-name="P43"><text:soft-page-break/><text:span text:style-name="T49">Frequency </text:span><text:span text:style-name="T36">– </text:span><text:span text:style-name="T40">Frequency of iterations to post-process radiative emissions (since it’s a post-processing script, can only calculate emissions for available solutions, set in </text:span><text:span text:style-name="T48">Save</text:span><text:span text:style-name="T40">_freq)</text:span></text:p>
      <text:p text:style-name="P41"><text:span text:style-name="T36"/></text:p>
      <text:p text:style-name="P60">[Model]</text:p>
      <text:p text:style-name="P62">Planet –<text:span text:style-name="T65"> Planet atmosphere to be simulated (only ‘Earth’ available for this project)</text:span></text:p>
      <text:p text:style-name="P54"/>
      <text:p text:style-name="P61">[Aerothermo]</text:p>
      <text:p text:style-name="P63"><text:span text:style-name="T52">Heat_model</text:span><text:span text:style-name="T36"> – model used for low-fidelity convetive heat flux calculation </text:span><text:span text:style-name="T41">(sc – Scarab formulation and Lees distribution; vd – Van Driest; fr – Fay-Riddell; sq – Sutton Graves)</text:span></text:p>
      <text:p text:style-name="P54"/>
      <text:p text:style-name="P54">[Assembly]</text:p>
      <text:p text:style-name="P30"><text:span text:style-name="T49">Path</text:span><text:span text:style-name="T36"> – system path to the folder where the geometry is contained</text:span></text:p>
      <text:p text:style-name="P30"><text:span text:style-name="T49">Connectivity</text:span><text:span text:style-name="T36"> – connectivity between the different .stl components of the geometry. To connect components X and Y use [X, Y, 0]</text:span></text:p>
      <text:p text:style-name="P64"><text:span text:style-name="T52">Angle_of_attack</text:span><text:span text:style-name="T36"> – </text:span><text:span text:style-name="T45">initial angle of attack of the assembly in degrees</text:span></text:p>
      <text:p text:style-name="P64"><text:span text:style-name="T52">Sideslip –</text:span><text:span text:style-name="T36"> </text:span><text:span text:style-name="T45">initial sideslip angle of the assembly in degrees </text:span></text:p>
      <text:p text:style-name="P64"><text:span text:style-name="T52">Roll</text:span><text:span text:style-name="T36"> – </text:span><text:span text:style-name="T45">initial roll angle of the assembly in degrees</text:span></text:p>
      <text:p text:style-name="P30"><text:span text:style-name="T36"/></text:p>
      <text:p text:style-name="P54">[Objects]</text:p>
      <text:p text:style-name="P30"><text:span text:style-name="T36">The list of objects/components takes 2 types: </text:span><text:span text:style-name="T51">Primitive</text:span><text:span text:style-name="T36"> and </text:span><text:span text:style-name="T42">Joint</text:span><text:span text:style-name="T36">.</text:span></text:p>
      <text:p text:style-name="P30"><text:span text:style-name="T36"/></text:p>
      <text:p text:style-name="P44"><text:span text:style-name="T36">Each objects takes as input: .stl surface mesh file, component type, initial temperature, material, fenics_id (always 1 for this project), volume mesh generation parameters for BLOOM tool, fragmentation trigger type </text:span><text:span text:style-name="T44">(altitude, iteration, temperature, time)</text:span><text:span text:style-name="T36"> and fragmentation trigger value.</text:span></text:p>
      <text:p text:style-name="P44"><text:span text:style-name="T36"/></text:p>
      <text:p text:style-name="P30"><text:span text:style-name="T36">If </text:span><text:span text:style-name="T62">Primitive</text:span><text:span text:style-name="T36">:</text:span></text:p>
      <text:p text:style-name="P33"><text:span text:style-name="T43">&lt;Component_name&gt;</text:span><text:span text:style-name="T36"> = [&lt;</text:span><text:span text:style-name="T43">component</text:span><text:span text:style-name="T36">&gt;.stl, TYPE = Primitive, TEMPERATURE = &lt;</text:span><text:span text:style-name="T43">initial_temperature</text:span><text:span text:style-name="T36">&gt;, MATERIAL = &lt;</text:span><text:span text:style-name="T43">material_from_database</text:span><text:span text:style-name="T36">&gt;, FENICS_ID = 1, <text:s/>BLOOM = (&lt;</text:span><text:span text:style-name="T43">boolean_flag</text:span><text:span text:style-name="T36">&gt;; &lt;</text:span><text:span text:style-name="T43">number_of_prismatic_layers</text:span><text:span text:style-name="T36">&gt;; &lt;</text:span><text:span text:style-name="T43">1st_layer_height</text:span><text:span text:style-name="T36">&gt;; &lt;</text:span><text:span text:style-name="T43">growth_factor</text:span><text:span text:style-name="T36">&gt;), TRIGGER_TYPE = &lt;</text:span><text:span text:style-name="T44">trigger_type</text:span><text:span text:style-name="T36">&gt;, TRIGGER_VALUE = &lt;</text:span><text:span text:style-name="T44">trigger_value</text:span><text:span text:style-name="T36">&gt;]</text:span></text:p>
      <text:p text:style-name="P54"/>
      <text:p text:style-name="P33"><text:span text:style-name="T79">&lt;Component_name&gt;</text:span> = [&lt;<text:span text:style-name="T79">component</text:span>&gt;.stl, TYPE = <text:span text:style-name="T81">Joint</text:span>, TEMPERATURE = &lt;<text:span text:style-name="T79">initial_temperature</text:span>&gt;, MATERIAL = &lt;<text:span text:style-name="T79">material_from_database</text:span>&gt;, FENICS_ID = 1, <text:s/>BLOOM = (&lt;<text:span text:style-name="T79">boolean_flag</text:span>&gt;; &lt;<text:span text:style-name="T79">number_of_prismatic_layers</text:span>&gt;; &lt;<text:span text:style-name="T79">1st_layer_height</text:span>&gt;; &lt;<text:span text:style-name="T79">growth_factor</text:span>&gt;), TRIGGER_TYPE = &lt;<text:span text:style-name="T80">trigger_type</text:span>&gt;, TRIGGER_VALUE = &lt;<text:span text:style-name="T80">trigger_value</text:span>&gt;]</text:p>
      <text:p text:style-name="P54"><text:span text:style-name="T36"/></text:p>
      <text:p text:style-name="P54">[Initial Conditions]</text:p>
      <text:p text:style-name="P30"><text:span text:style-name="T49">Rotation = (1: [0,0,0]) </text:span><text:span text:style-name="T36">- initial angle of the vehicle in the body frame (the same reference frame in which the .stl geometry file is provided) in degrees</text:span></text:p>
      <text:p text:style-name="P37"><text:span text:style-name="T49">Angular Velocity = (1 : [0,0,0]) </text:span><text:span text:style-name="T36">- initial angular velocity of the vehicle in the body frame (the same reference frame in which the .stl geometry file is provided) in degrees</text:span></text:p>
      <text:p text:style-name="P37"><text:span text:style-name="T36"/></text:p>
      <text:p text:style-name="P83">2. Radiative emissions</text:p>
      <text:p text:style-name="P66"><text:span text:style-name="T52"/></text:p>
      <text:p text:style-name="P50"><text:span text:style-name="T52">The post-processing script to calculate radiative blackbody and atomic emissions is located in TITAN/Postprocess/postprocess_emissions.py. The script is </text:span><text:span text:style-name="T55">tailored</text:span><text:span text:style-name="T52"> to calculate Aluminum I and Oxygen I emissions, for the wavelenghts associated to the respective atomic spectral lines.</text:span></text:p>
      <text:p text:style-name="P50"><text:span text:style-name="T52"/></text:p>
      <text:p text:style-name="P51"><text:span text:style-name="T52">If the user wishes to calculate emissions for different frequencies, the user should edit the function </text:span><text:span text:style-name="T69">emissions(…) </text:span><text:span text:style-name="T55">in file</text:span><text:span text:style-name="T70"> postprocess_emissions.py</text:span><text:span text:style-name="T71"> </text:span><text:span text:style-name="T52">and replace the hardcoded wavelenghts with the desired values.<text:line-break/><text:line-break/></text:span><text:span text:style-name="T54">The explicit calculation of emissions for Al I and O I is implemented in the file TITAN/Thermal/thermal.py. </text:span><text:span text:style-name="T52">If </text:span><text:soft-page-break/><text:span text:style-name="T52">the user wishes to calculate emissions for different chemical elements, besides adjusting the wavelengths accordingly, the user must also </text:span><text:span text:style-name="T54">create a new function for the purpose, following the implementation provided for Al I and O I, and editing the chemical element data accordingly.</text:span></text:p>
      <text:p text:style-name="P66"><text:span text:style-name="T52"/></text:p>
      <text:p text:style-name="P65"><text:span text:style-name="T53">3. </text:span><text:span text:style-name="T52">Other </text:span><text:span text:style-name="T53">input-related </text:span><text:span text:style-name="T52">guidelines</text:span></text:p>
      <text:p text:style-name="P55"/>
      <text:list text:style-name="WWNum4">
        <text:list-item>
          <text:p text:style-name="P74"><text:span text:style-name="T36">The user must provide </text:span><text:span text:style-name="T46">one</text:span><text:span text:style-name="T36"> .stl file per component</text:span></text:p>
        </text:list-item>
        <text:list-item>
          <text:p text:style-name="P78"><text:span text:style-name="T36">The </text:span><text:span text:style-name="T46">body frame </text:span><text:span text:style-name="T36">x-axis must be defined as the longitudinal axis of the vehicle, in the flow direction; the </text:span><text:span text:style-name="T46">body frame</text:span><text:span text:style-name="T36"> z-axis must be defined pointing downwards</text:span></text:p>
        </text:list-item>
        <text:list-item>
          <text:p text:style-name="P79">When generating a mesh for the geometry, make sure all the facet normals in the .stl file point externally (outward of the body)</text:p>
        </text:list-item>
        <text:list-item>
          <text:p text:style-name="P79">Each component is assigned with a specific material, and assumed to be homogeneous</text:p>
        </text:list-item>
        <text:list-item>
          <text:p text:style-name="P80">The user can introduce additional materials and associated properties in the file DART_library/Material/database_material.xml, following the structure for the materials already provided</text:p>
        </text:list-item>
        <text:list-item>
          <text:p text:style-name="P81">if BLOOM is used, the volume mesh is hybrid with prismatic layers near the surface and tetrahedra elements in the remaining volume; otherwise, the volume mesh is fully unstructured;</text:p>
        </text:list-item>
        <text:list-item>
          <text:p text:style-name="P84"><text:span text:style-name="T10">The Material name must be chosen from the material database in </text:span><text:span text:style-name="T11">TITAN</text:span><text:span text:style-name="T10">/Material/database_material.xml</text:span></text:p>
        </text:list-item>
      </text:list>
      <text:p text:style-name="P24"><text:span text:style-name="T12"/></text:p>
      <text:p text:style-name="P24"><text:span text:style-name="T12"/></text:p>
      <text:p text:style-name="P24"><text:span text:style-name="T12"/></text:p>
      <text:p text:style-name="P17"><text:span text:style-name="T84">CODE </text:span>OUTPUTS</text:p>
      <text:p text:style-name="P15"/>
      <text:list text:style-name="WWNum9">
        <text:list-item>
          <text:p text:style-name="P75"><text:span text:style-name="T20">The simulation create</text:span><text:span text:style-name="T21">s</text:span><text:span text:style-name="T20"> an output folder </text:span><text:span text:style-name="T21">with the path given in the input option </text:span><text:span text:style-name="T24">Output_folder</text:span><text:span text:style-name="T20">. Inside the output folder, there </text:span><text:span text:style-name="T21">should</text:span><text:span text:style-name="T20"> be three folders:</text:span><text:line-break/></text:p>
        </text:list-item>
      </text:list>
      <text:list text:style-name="WWNum7">
        <text:list-header>
          <text:p text:style-name="P76"><text:span text:style-name="T23">1.1 - </text:span><text:span text:style-name="T22">Visualization </text:span><text:span text:style-name="T20">– contains a </text:span><text:span text:style-name="T21">list</text:span><text:span text:style-name="T20"> </text:span><text:span text:style-name="T21">of </text:span><text:span text:style-name="T20">.vtk file</text:span><text:span text:style-name="T21">s according to the frequency specified in the input option </text:span><text:span text:style-name="T24">Output_freq. </text:span><text:span text:style-name="T20"><text:s/></text:span><text:span text:style-name="T21">Each .vtk file </text:span><text:span text:style-name="T20">provides a 3D solution of </text:span><text:span text:style-name="T21">p</text:span><text:span text:style-name="T25">ressure </text:span><text:span text:style-name="T26">(relative to freestream pressure</text:span><text:span text:style-name="T25">), </text:span><text:span text:style-name="T26">h</text:span><text:span text:style-name="T25">eat </text:span><text:span text:style-name="T26">f</text:span><text:span text:style-name="T25">lux </text:span><text:span text:style-name="T26">and</text:span><text:span text:style-name="T25"> </text:span><text:span text:style-name="T26">t</text:span><text:span text:style-name="T25">emperature</text:span><text:span text:style-name="T20"> over the surface of the vehicle</text:span></text:p>
        </text:list-header>
      </text:list>
      <text:p text:style-name="P20"/>
      <text:list text:continue-numbering="true" text:style-name="WWNum7">
        <text:list-header>
          <text:p text:style-name="P76"><text:span text:style-name="T23">1.2 - </text:span><text:span text:style-name="T22">Data</text:span><text:span text:style-name="T20"> – containing files:</text:span></text:p>
        </text:list-header>
      </text:list>
      <text:p text:style-name="P34"><text:span text:style-name="T20"/></text:p>
      <text:p text:style-name="P82"><text:tab/><text:tab/>1.2.1 - data.csv</text:p>
      <text:list text:continue-numbering="true" text:style-name="WWNum7">
        <text:list-item>
          <text:list>
            <text:list-header>
              <text:p text:style-name="P91"><text:span text:style-name="T27"/></text:p>
            </text:list-header>
          </text:list>
        </text:list-item>
      </text:list>
      <text:list text:style-name="L4">
        <text:list-item>
          <text:p text:style-name="P92">data.csv contains output of each assembly for each time-step</text:p>
        </text:list-item>
        <text:list-item>
          <text:p text:style-name="P93">1st column indicates the "Time" of the simulation, that is always incremented by the time-step</text:p>
        </text:list-item>
        <text:list-item>
          <text:p text:style-name="P93">2nd column "Iter" shows associated iteration</text:p>
        </text:list-item>
        <text:list-item>
          <text:p text:style-name="P93">3rd column "Assembly_ID" shows the ID of the assembly. Initially <text:span text:style-name="T82">there is</text:span> only have 1 assembly. After fragmentation the initial assembly <text:span text:style-name="T82">is</text:span> be split into 2 or more assemblies</text:p>
        </text:list-item>
        <text:list-item>
          <text:p text:style-name="P99">all quantities come in SI units excepts the angles FlightPathAngle,HeadingAngle,Latitude,Longitude,AngleAttack,AngleSideslip,Roll,Pitch,Yaw - which come in degrees</text:p>
        </text:list-item>
        <text:list-item>
          <text:p text:style-name="P93">the remaining columns show, for each assembly:</text:p>
        </text:list-item>
      </text:list>
      <text:p text:style-name="P71"> </text:p>
      <text:p text:style-name="P71"><text:soft-page-break/>Mass,Altitude,Distance,Velocity,FlightPathAngle,HeadingAngle,Latitude,Longitude,AngleAttack,AngleSideslip,ECEF_X,ECEF_Y,ECEF_Z,ECEF_vU,ECEF_vV,ECEF_vW,BODY_COM_X,BODY_COM_Y,BODY_COM_Z,Aero_Fx_B,Aero_Fy_B,Aero_Fz_B,Aero_Mx_B,Aero_My_B,Aero_Mz_B,Lift,Drag,Crosswind,Inertia_xx,Inertia_xy,Inertia_xz,Inertia_yy,Inertia_yz,Inertia_zz,Roll,Pitch,Yaw,VelRoll,VelPitch,VelYaw,Quat_w,Quat_x,Quat_y,Quat_z,Quat_prev_w,Quat_prev_x,Quat_prev_y,Quat_prev_z,Mach,Speedsound,Density,Temperature,Pressure,SpecificHeatRatio,N2_mass_pct,O2_mass_pct,O_mass_pct,He_mass_pct,Ar_mass_pct,N_mass_pct,H_mass_pct,Pstag,Tstag,Rhostag,Aref,Lref</text:p>
      <text:list text:style-name="L5">
        <text:list-header>
          <text:p text:style-name="P100"><text:span text:style-name="T76"/></text:p>
        </text:list-header>
        <text:list-item>
          <text:p text:style-name="P94">Distance: travelled distance of the assembly</text:p>
        </text:list-item>
        <text:list-item>
          <text:p text:style-name="P96">ECEF_X,ECEF_Y,ECEF_Z,ECEF_vU,ECEF_vV,ECEF_vW: are the assembly COG position and velocity components in ECEF frame</text:p>
        </text:list-item>
        <text:list-item>
          <text:p text:style-name="P96">BODY_COM_X,BODY_COM_Y,BODY_COM_Z: are the assembly COG position in the body frame</text:p>
        </text:list-item>
        <text:list-item>
          <text:p text:style-name="P96">Aero_Fx_B,Aero_Fy_B,Aero_Fz_B,Aero_Mx_B,Aero_My_B,Aero_Mz_B: aerodynamic forces and moments in body frame</text:p>
        </text:list-item>
        <text:list-item>
          <text:p text:style-name="P95">Quat_w,Quat_x,Quat_y,Quat_z,Quat_prev_w,Quat_prev_x,Quat_prev_y,Quat_prev_z: assembly current and previous quaternions (used to change quantities between ECEF and body frame)</text:p>
        </text:list-item>
        <text:list-item>
          <text:p text:style-name="P95">Density,Temperature,Pressure,SpecificHeatRatio,N2_mass_pct,O2_mass_pct,O_mass_pct,He_mass_pct,Ar_mass_pct,N_mass_pct,H_mass_pct: atmospheric quantities for given altitude of the assembly</text:p>
        </text:list-item>
        <text:list-item>
          <text:p text:style-name="P95">Pstag,Tstag,Rhostag: flow stagnation quantities</text:p>
        </text:list-item>
        <text:list-item>
          <text:p text:style-name="P95">Aref,Lref: area and length of reference</text:p>
        </text:list-item>
      </text:list>
      <text:p text:style-name="P72"> </text:p>
      <text:p text:style-name="P70"><text:span text:style-name="T83"><text:tab/><text:tab/></text:span><text:span text:style-name="T68">1.2.2 - </text:span><text:span text:style-name="T65">data_assembly.csv</text:span></text:p>
      <text:p text:style-name="P73"> </text:p>
      <text:list text:style-name="L6">
        <text:list-header>
          <text:p text:style-name="P101"><text:span text:style-name="T73"/></text:p>
        </text:list-header>
        <text:list-item>
          <text:p text:style-name="P97">contains detailed data of each assembly, i.e., contains data for each object of each assembly, essentially data for the individual objects</text:p>
        </text:list-item>
        <text:list-item>
          <text:p text:style-name="P98">The columns are:</text:p>
        </text:list-item>
      </text:list>
      <text:p text:style-name="P72"> </text:p>
      <text:p text:style-name="P72">      Time,Iter,Assembly_ID,Obj_name,Photons_second,Mass,Max_stress,Yield_stress,Parent_id</text:p>
      <text:p text:style-name="P72">      Parent_id: ID of the assembly to which object belongs</text:p>
      <text:p text:style-name="P72"/>
      <text:p text:style-name="P45"><text:span text:style-name="T77">1.2.3 – the output files generated by the script postprocess_emissions.py are located in this folder and are named emissions_&lt;iteration&gt;.csv, with a file being generated for each iteration, according to the frequency requested in the input option </text:span><text:span text:style-name="T78">Frequency</text:span><text:span text:style-name="T77">, in input section </text:span><text:span text:style-name="T78">[Radiation]</text:span></text:p>
      <text:p text:style-name="P35"><text:span text:style-name="T27"/></text:p>
      <text:list text:style-name="WWNum6">
        <text:list-header>
          <text:p text:style-name="P77"><text:span text:style-name="T58">1.3 - Restart</text:span><text:span text:style-name="T57"> – </text:span><text:span text:style-name="T59">contains </text:span><text:span text:style-name="T60">solution restart files that can be used to restart the simulation. The restart files are essential to do post-processing for radiative emissions since the post-process is done on the basis of these solution files.</text:span></text:p>
        </text:list-header>
      </text:list>
      <text:p text:style-name="P36"><text:span text:style-name="T60"/></text:p>
      <text:p text:style-name="P67"><text:span text:style-name="T7"/></text:p>
      <text:p text:style-name="P67"><text:soft-page-break/><text:span text:style-name="T7"/></text:p>
      <text:p text:style-name="P67"><text:span text:style-name="T7"/></text:p>
      <text:p text:style-name="P69"><text:span text:style-name="T18">Running TITAN</text:span></text:p>
      <text:p text:style-name="P22"><text:span text:style-name="T12"/></text:p>
      <text:p text:style-name="P46"><text:span text:style-name="T13">1)</text:span><text:span text:style-name="T12"> </text:span><text:span text:style-name="T13">running a trajectory simulation:</text:span></text:p>
      <text:p text:style-name="P46"><text:span text:style-name="T13"/></text:p>
      <text:p text:style-name="P10">in the root TITAN folder, execute $ python TITAN.py -c &lt;input&gt;.txt</text:p>
      <text:p text:style-name="P47"><text:span text:style-name="T12"/></text:p>
      <text:p text:style-name="P11">2) post-processing a solution</text:p>
      <text:p text:style-name="P47"><text:span text:style-name="T12"/></text:p>
      <text:p text:style-name="P11">The solution can only be post-processed for iterations for which restart files are available, which will depend on user-defined options in the &lt;input&gt;.txt file. The restart files are located in &lt;Output_folder&gt;/Restart/</text:p>
      <text:p text:style-name="P47"><text:span text:style-name="T12"/></text:p>
      <text:p text:style-name="P11">2.1) post-process 3D assembly output:</text:p>
      <text:p text:style-name="P47"><text:span text:style-name="T12"/></text:p>
      <text:p text:style-name="P12">in the root TITAN folder, execute $ python TITAN.py -c input.txt -pp &lt;tag&gt;<text:line-break/><text:line-break/>Options for &lt;tag&gt;:</text:p>
      <text:p text:style-name="P48"><text:span text:style-name="T12"/></text:p>
      <text:p text:style-name="P13">ECEF – output is generated in the ECEF frame</text:p>
      <text:p text:style-name="P13">WIND – output is generated in with WIND frame</text:p>
      <text:p text:style-name="P48"><text:span text:style-name="T12"/></text:p>
      <text:p text:style-name="P14">2.2) post-process radiative emissions:</text:p>
      <text:p text:style-name="P49"><text:span text:style-name="T12"/></text:p>
      <text:p text:style-name="P12">in the root TITAN folder, execute $ python TITAN.py -c input.txt --emis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mo" svg:font-family="Arimo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56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1:10:41.907603140</meta:creation-date>
    <dc:date>2025-07-24T19:35:58.052357936</dc:date>
    <meta:editing-duration>P17DT21H11M14S</meta:editing-duration>
    <meta:editing-cycles>90</meta:editing-cycles>
    <meta:generator>LibreOffice/24.2.7.2$Linux_X86_64 LibreOffice_project/420$Build-2</meta:generator>
    <meta:document-statistic meta:table-count="0" meta:image-count="0" meta:object-count="0" meta:page-count="7" meta:paragraph-count="148" meta:word-count="1591" meta:character-count="12498" meta:non-whitespace-character-count="11001"/>
  </office:meta>
</office:document-meta>
</file>